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fo:font-size="10pt" fo:font-weight="bold" officeooo:paragraph-rsid="001511b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break-before="page"/>
      <style:text-properties fo:font-size="10pt" fo:font-weight="bold" officeooo:paragraph-rsid="001511b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break-before="page"/>
      <style:text-properties fo:font-size="10pt" fo:font-weight="bold" officeooo:paragraph-rsid="001511b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fo:font-size="10pt" fo:font-weight="bold" officeooo:paragraph-rsid="001511b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fo:font-size="10pt" officeooo:paragraph-rsid="001511bd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1511b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9pt" fo:font-style="italic" officeooo:paragraph-rsid="001511bd" style:font-size-asian="9pt" style:font-style-asian="italic" style:font-size-complex="9pt" style:font-style-complex="italic"/>
    </style:style>
    <style:style style:name="P8" style:family="paragraph" style:parent-style-name="Standard">
      <style:paragraph-properties fo:margin-top="0cm" fo:margin-bottom="0cm" style:contextual-spacing="false"/>
      <style:text-properties fo:font-size="9pt" fo:font-style="italic" officeooo:paragraph-rsid="001511bd" style:font-size-asian="9pt" style:font-style-asian="italic" style:font-size-complex="9pt" style:font-style-complex="italic"/>
    </style:style>
    <style:style style:name="P9" style:family="paragraph" style:parent-style-name="Standard">
      <style:paragraph-properties fo:margin-top="0cm" fo:margin-bottom="0cm" style:contextual-spacing="false"/>
      <style:text-properties fo:font-size="9pt" fo:font-style="italic" fo:font-weight="bold" officeooo:paragraph-rsid="001511bd" style:font-size-asian="9pt" style:font-style-asian="italic" style:font-weight-asian="bold" style:font-size-complex="9pt" style:font-style-complex="italic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fo:font-size="9pt" officeooo:paragraph-rsid="001511bd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1511bd"/>
    </style:style>
    <style:style style:name="P12" style:family="paragraph" style:parent-style-name="Standard">
      <style:text-properties officeooo:paragraph-rsid="001511b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2" fo:column-gap="0.9cm">
          <style:column-sep style:width="0.002cm" style:color="#000000" style:height="100%" style:style="none"/>
          <style:column style:rel-width="32767*" fo:start-indent="0cm" fo:end-indent="0.45cm"/>
          <style:column style:rel-width="32768*" fo:start-indent="0.4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1"><text:span text:style-name="T1">Simplificando o arquivo App.tsx para mostrar somente o cálculo</text:span></text:p>
      <text:p text:style-name="P12"><text:span text:style-name="T2">// Arquivo: FuncoesPurasImpuras.tsx</text:span></text:p>
      <text:section text:style-name="Sect1" text:name="Section2">
        <text:p text:style-name="P6"><text:span text:style-name="T2">import React from 'react';</text:span></text:p>
        <text:p text:style-name="P7"/>
        <text:p text:style-name="P6"><text:span text:style-name="T2">// Função pura</text:span></text:p>
        <text:p text:style-name="P6"><text:span text:style-name="T2">const somar = (a: number, b: number): number =&gt; a + b;</text:span></text:p>
        <text:p text:style-name="P6"><text:span text:style-name="T2">const resultado1 = somar(5, 3); </text:span></text:p>
        <text:p text:style-name="P6"><text:span text:style-name="T2">const resultado2 = somar(5, 3);</text:span></text:p>
        <text:p text:style-name="P7"/>
        <text:p text:style-name="P6"><text:span text:style-name="T2">// Função impura</text:span></text:p>
        <text:p text:style-name="P6"><text:span text:style-name="T2">let totalGlobal = 0;</text:span></text:p>
        <text:p text:style-name="P6"><text:span text:style-name="T2">const somarAoTotalGlobal = (a: number, b: number): number =&gt; {</text:span></text:p>
        <text:p text:style-name="P6"><text:span text:style-name="T2"><text:s text:c="2"/>totalGlobal = totalGlobal + a + b;</text:span></text:p>
        <text:p text:style-name="P6"><text:span text:style-name="T2"><text:s text:c="2"/>return totalGlobal;</text:span></text:p>
        <text:p text:style-name="P6"><text:span text:style-name="T2">};</text:span></text:p>
        <text:p text:style-name="P6"><text:span text:style-name="T2">const resultadoImpuro1 = somarAoTotalGlobal(5, 3);</text:span></text:p>
        <text:p text:style-name="P6"><text:span text:style-name="T2">const resultadoImpuro2 = somarAoTotalGlobal(5, 3);</text:span></text:p>
        <text:p text:style-name="P7"/>
        <text:p text:style-name="P6"><text:span text:style-name="T2">const FuncoesPurasImpuras: React.FC = () =&gt; {</text:span></text:p>
        <text:p text:style-name="P6"><text:span text:style-name="T2"><text:s text:c="2"/>return (</text:span></text:p>
        <text:p text:style-name="P6"><text:span text:style-name="T2"><text:s text:c="4"/>&lt;&gt;</text:span></text:p>
        <text:p text:style-name="P6"><text:span text:style-name="T2"><text:s text:c="6"/>&lt;h1&gt;Funções Puras vs Impuras&lt;/h1&gt;</text:span></text:p>
        <text:p text:style-name="P6"><text:span text:style-name="T2"><text:s text:c="6"/></text:span></text:p>
        <text:p text:style-name="P6"><text:span text:style-name="T2"><text:s text:c="6"/>&lt;h2&gt;Função Pura&lt;/h2&gt;</text:span></text:p>
        <text:p text:style-name="P6"><text:span text:style-name="T2"><text:s text:c="6"/>&lt;p&gt;somar(5, 3) → {resultado1}&lt;/p&gt;</text:span></text:p>
        <text:p text:style-name="P6"><text:span text:style-name="T2"><text:s text:c="6"/>&lt;p&gt;somar(5, 3) → {resultado2}&lt;/p&gt;</text:span></text:p>
        <text:p text:style-name="P6"><text:span text:style-name="T2"><text:s text:c="6"/></text:span></text:p>
        <text:p text:style-name="P6"><text:span text:style-name="T2"><text:s text:c="6"/>&lt;h2&gt;Função Impura&lt;/h2&gt;</text:span></text:p>
        <text:p text:style-name="P6"><text:span text:style-name="T2"><text:s text:c="6"/>&lt;p&gt;somarAoTotalGlobal(5, 3) → {resultadoImpuro1}&lt;/p&gt;</text:span></text:p>
        <text:p text:style-name="P6"><text:span text:style-name="T2"><text:s text:c="6"/>&lt;p&gt;somarAoTotalGlobal(5, 3) → {resultadoImpuro2}&lt;/p&gt;</text:span></text:p>
        <text:p text:style-name="P6"><text:span text:style-name="T2"><text:s text:c="6"/>&lt;p&gt;totalGlobal = {totalGlobal}&lt;/p&gt;</text:span></text:p>
        <text:p text:style-name="P6"><text:span text:style-name="T2"><text:s text:c="4"/>&lt;/&gt;</text:span></text:p>
        <text:p text:style-name="P6"><text:span text:style-name="T2"><text:s text:c="2"/>);</text:span></text:p>
        <text:p text:style-name="P6"><text:span text:style-name="T2">};</text:span></text:p>
        <text:p text:style-name="P7"/>
        <text:p text:style-name="P6"><text:span text:style-name="T2">export default FuncoesPurasImpuras;</text:span></text:p>
      </text:section>
      <text:section text:style-name="Sect2" text:name="Section3">
        <text:p text:style-name="P7"/>
        <text:p text:style-name="P1"/>
        <text:p text:style-name="P1"/>
        <text:p text:style-name="P6"><text:span text:style-name="T1">// Arquivo: ArraysImutabilidade.tsx</text:span></text:p>
        <text:p text:style-name="P1"/>
      </text:section>
      <text:section text:style-name="Sect3" text:name="Section4">
        <text:p text:style-name="P6"><text:span text:style-name="T2">import React from 'react';</text:span></text:p>
        <text:p text:style-name="P7"/>
        <text:p text:style-name="P6"><text:span text:style-name="T2">// Função mutável para arrays</text:span></text:p>
        <text:p text:style-name="P6"><text:span text:style-name="T2">const adicionarItem = (lista: number[], item: number): number[] =&gt; {</text:span></text:p>
        <text:p text:style-name="P6"><text:span text:style-name="T2"><text:s text:c="2"/>lista.push(item);</text:span></text:p>
        <text:p text:style-name="P6"><text:span text:style-name="T2"><text:s text:c="2"/>return lista;</text:span></text:p>
        <text:p text:style-name="P6"><text:span text:style-name="T2">};</text:span></text:p>
        <text:p text:style-name="P7"/>
        <text:p text:style-name="P6"><text:span text:style-name="T2">// Função imutável para arrays</text:span></text:p>
        <text:p text:style-name="P6"><text:span text:style-name="T2">const adicionarItemImutavel = (lista: number[], item: number): number[] =&gt; {</text:span></text:p>
        <text:p text:style-name="P6"><text:span text:style-name="T2"><text:s text:c="2"/>return [...lista, item];</text:span></text:p>
        <text:p text:style-name="P6"><text:span text:style-name="T2">};</text:span></text:p>
        <text:p text:style-name="P7"/>
        <text:p text:style-name="P6"><text:span text:style-name="T2">// Exemplos com arrays</text:span></text:p>
        <text:p text:style-name="P6"><text:span text:style-name="T2">const listaOriginal = [1, 2, 3];</text:span></text:p>
        <text:p text:style-name="P6"><text:span text:style-name="T2">const copiaListaParaMutacao = [...listaOriginal];</text:span></text:p>
        <text:p text:style-name="P6"><text:span text:style-name="T2">adicionarItem(copiaListaParaMutacao, 4);</text:span></text:p>
        <text:p text:style-name="P6"><text:span text:style-name="T2">const novaLista = adicionarItemImutavel(listaOriginal, 4);</text:span></text:p>
        <text:p text:style-name="P7"/>
        <text:p text:style-name="P6"><text:span text:style-name="T2">const ArraysImutabilidade: React.FC = () =&gt; {</text:span></text:p>
        <text:p text:style-name="P6"><text:span text:style-name="T2"><text:s text:c="2"/>return (</text:span></text:p>
        <text:p text:style-name="P6"><text:span text:style-name="T2"><text:s text:c="4"/>&lt;&gt;</text:span></text:p>
        <text:p text:style-name="P6"><text:span text:style-name="T2"><text:s text:c="6"/>&lt;h1&gt;Arrays: Mutável vs Imutável&lt;/h1&gt;</text:span></text:p>
        <text:p text:style-name="P6"><text:span text:style-name="T2"><text:s text:c="6"/></text:span></text:p>
        <text:p text:style-name="P6"><text:span text:style-name="T2"><text:s text:c="6"/>&lt;h2&gt;Resultados&lt;/h2&gt;</text:span></text:p>
        <text:p text:style-name="P6"><text:span text:style-name="T2"><text:s text:c="6"/>&lt;p&gt;Lista Original: [{listaOriginal.join(', ')}]&lt;/p&gt;</text:span></text:p>
        <text:p text:style-name="P6"><text:span text:style-name="T2"><text:s text:c="6"/>&lt;p&gt;Lista após mutação: [{copiaListaParaMutacao.join(', ')}]&lt;/p&gt;</text:span></text:p>
        <text:p text:style-name="P6"><text:span text:style-name="T2"><text:s text:c="6"/>&lt;p&gt;Nova Lista (imutável): [{novaLista.join(', ')}]&lt;/p&gt;</text:span></text:p>
        <text:p text:style-name="P6"><text:span text:style-name="T2"><text:s text:c="4"/>&lt;/&gt;</text:span></text:p>
        <text:p text:style-name="P6"><text:span text:style-name="T2"><text:s text:c="2"/>);</text:span></text:p>
        <text:p text:style-name="P6"><text:span text:style-name="T2">};</text:span></text:p>
        <text:p text:style-name="P7"/>
        <text:p text:style-name="P6"><text:span text:style-name="T2">export default ArraysImutabilidade;</text:span></text:p>
      </text:section>
      <text:section text:style-name="Sect2" text:name="Section5">
        <text:p text:style-name="P7"/>
        <text:p text:style-name="P7"/>
        <text:p text:style-name="P2"/>
        <text:p text:style-name="P4"/>
        <text:p text:style-name="P4"/>
        <text:p text:style-name="P11"><text:span text:style-name="T1">/* Arquivo: src/App.css */</text:span></text:p>
        <text:p text:style-name="P5"/>
      </text:section>
      <text:section text:style-name="Sect3" text:name="Section6">
        <text:p text:style-name="P11"><text:span text:style-name="T2">.App {</text:span></text:p>
        <text:p text:style-name="P11"><text:span text:style-name="T2"><text:s text:c="2"/>max-width: 800px;</text:span></text:p>
        <text:p text:style-name="P11"><text:span text:style-name="T2"><text:s text:c="2"/>margin: 0 auto;</text:span></text:p>
        <text:p text:style-name="P11"><text:span text:style-name="T2"><text:s text:c="2"/>padding: 20px;</text:span></text:p>
        <text:p text:style-name="P11"><text:span text:style-name="T2"><text:s text:c="2"/>font-family: Arial, sans-serif;</text:span></text:p>
        <text:p text:style-name="P11"><text:span text:style-name="T2"><text:s text:c="2"/>line-height: 1.6;</text:span></text:p>
        <text:p text:style-name="P11"><text:span text:style-name="T2">}</text:span></text:p>
        <text:p text:style-name="P8"/>
        <text:p text:style-name="P11"><text:span text:style-name="T2">h1 {</text:span></text:p>
        <text:p text:style-name="P11"><text:span text:style-name="T2"><text:s text:c="2"/>color: #333;</text:span></text:p>
        <text:p text:style-name="P11"><text:span text:style-name="T2"><text:s text:c="2"/>border-bottom: 2px solid #eee;</text:span></text:p>
        <text:p text:style-name="P11"><text:span text:style-name="T2"><text:s text:c="2"/>padding-bottom: 10px;</text:span></text:p>
        <text:p text:style-name="P11"><text:span text:style-name="T2">}</text:span></text:p>
        <text:p text:style-name="P8"/>
        <text:p text:style-name="P11"><text:span text:style-name="T2">h2 {</text:span></text:p>
        <text:p text:style-name="P11"><text:span text:style-name="T2"><text:s text:c="2"/>color: #2c3e50;</text:span></text:p>
        <text:p text:style-name="P11"><text:span text:style-name="T2"><text:s text:c="2"/>margin-top: 0;</text:span></text:p>
        <text:p text:style-name="P11"><text:span text:style-name="T2">}</text:span></text:p>
        <text:p text:style-name="P8"/>
        <text:p text:style-name="P11"><text:span text:style-name="T2">h3 {</text:span></text:p>
        <text:p text:style-name="P11"><text:span text:style-name="T2"><text:s text:c="2"/>color: #3498db;</text:span></text:p>
        <text:p text:style-name="P11"><text:span text:style-name="T2"><text:s text:c="2"/>margin-bottom: 10px;</text:span></text:p>
        <text:p text:style-name="P11"><text:span text:style-name="T2">}</text:span></text:p>
        <text:p text:style-name="P8"/>
        <text:p text:style-name="P11"><text:span text:style-name="T2">.example-section {</text:span></text:p>
        <text:p text:style-name="P11"><text:span text:style-name="T2"><text:s text:c="2"/>margin-bottom: 40px;</text:span></text:p>
        <text:p text:style-name="P11"><text:span text:style-name="T2"><text:s text:c="2"/>padding: 25px;</text:span></text:p>
        <text:p text:style-name="P11"><text:span text:style-name="T2"><text:s text:c="2"/>border-radius: 8px;</text:span></text:p>
        <text:p text:style-name="P11"><text:span text:style-name="T2"><text:s text:c="2"/>background-color: #f9f9f9;</text:span></text:p>
        <text:p text:style-name="P11"><text:span text:style-name="T2"><text:s text:c="2"/>box-shadow: 0 2px 4px rgba(0,0,0,0.1);</text:span></text:p>
        <text:p text:style-name="P11"><text:span text:style-name="T2">}</text:span></text:p>
        <text:p text:style-name="P8"/>
        <text:p text:style-name="P11"><text:span text:style-name="T2">.code-block {</text:span></text:p>
        <text:p text:style-name="P11"><text:span text:style-name="T2"><text:s text:c="2"/>background-color: #282c34;</text:span></text:p>
        <text:p text:style-name="P11"><text:span text:style-name="T2"><text:s text:c="2"/>border-radius: 6px;</text:span></text:p>
        <text:p text:style-name="P11"><text:span text:style-name="T2"><text:s text:c="2"/>padding: 1px;</text:span></text:p>
        <text:p text:style-name="P11"><text:span text:style-name="T2"><text:s text:c="2"/>margin-bottom: 20px;</text:span></text:p>
        <text:p text:style-name="P11"><text:span text:style-name="T2"><text:s text:c="2"/>overflow: auto;</text:span></text:p>
        <text:p text:style-name="P11"><text:span text:style-name="T2">}</text:span></text:p>
        <text:p text:style-name="P8"/>
        <text:p text:style-name="P11"><text:span text:style-name="T2">.code-block pre {</text:span></text:p>
        <text:p text:style-name="P11"><text:span text:style-name="T2"><text:s text:c="2"/>margin: 0;</text:span></text:p>
        <text:p text:style-name="P11"><text:span text:style-name="T2">}</text:span></text:p>
        <text:p text:style-name="P8"/>
        <text:p text:style-name="P11"><text:span text:style-name="T2">.code-block code {</text:span></text:p>
        <text:p text:style-name="P11"><text:span text:style-name="T2"><text:s text:c="2"/>color: #e6e6e6;</text:span></text:p>
        <text:p text:style-name="P11"><text:span text:style-name="T2"><text:s text:c="2"/>display: block;</text:span></text:p>
        <text:p text:style-name="P11"><text:span text:style-name="T2"><text:s text:c="2"/>padding: 15px;</text:span></text:p>
        <text:p text:style-name="P11"><text:span text:style-name="T2"><text:s text:c="2"/>font-family: 'Courier New', monospace;</text:span></text:p>
        <text:p text:style-name="P11"><text:span text:style-name="T2"><text:s text:c="2"/>font-size: 14px;</text:span></text:p>
        <text:p text:style-name="P11"><text:span text:style-name="T2"><text:s text:c="2"/>line-height: 1.4;</text:span></text:p>
        <text:p text:style-name="P11"><text:span text:style-name="T2">}</text:span></text:p>
        <text:p text:style-name="P8"/>
        <text:p text:style-name="P11"><text:span text:style-name="T2">.results {</text:span></text:p>
        <text:p text:style-name="P11"><text:span text:style-name="T2"><text:s text:c="2"/>background-color: #e8f4fc;</text:span></text:p>
        <text:p text:style-name="P11"><text:span text:style-name="T2"><text:s text:c="2"/>padding: 15px;</text:span></text:p>
        <text:p text:style-name="P11"><text:span text:style-name="T2"><text:s text:c="2"/>border-radius: 6px;</text:span></text:p>
        <text:p text:style-name="P11"><text:span text:style-name="T2"><text:s text:c="2"/>margin-bottom: 20px;</text:span></text:p>
        <text:p text:style-name="P11"><text:span text:style-name="T2"><text:s text:c="2"/>border-left: 4px solid #3498db;</text:span></text:p>
        <text:p text:style-name="P11"><text:span text:style-name="T2">}</text:span></text:p>
        <text:p text:style-name="P8"/>
        <text:p text:style-name="P11"><text:span text:style-name="T2">.explanation {</text:span></text:p>
        <text:p text:style-name="P11"><text:span text:style-name="T2"><text:s text:c="2"/>background-color: #fffde7;</text:span></text:p>
        <text:p text:style-name="P11"><text:span text:style-name="T2"><text:s text:c="2"/>padding: 15px;</text:span></text:p>
        <text:p text:style-name="P11"><text:span text:style-name="T2"><text:s text:c="2"/>border-radius: 6px;</text:span></text:p>
        <text:p text:style-name="P11"><text:span text:style-name="T2"><text:s text:c="2"/>border-left: 4px solid #f1c40f;</text:span></text:p>
        <text:p text:style-name="P11"><text:span text:style-name="T2">}</text:span></text:p>
        <text:p text:style-name="P8"/>
        <text:p text:style-name="P11"><text:span text:style-name="T2">.explanation ul {</text:span></text:p>
        <text:p text:style-name="P11"><text:span text:style-name="T2"><text:s text:c="2"/>margin-top: 10px;</text:span></text:p>
        <text:p text:style-name="P11"><text:span text:style-name="T2"><text:s text:c="2"/>padding-left: 20px;</text:span></text:p>
        <text:p text:style-name="P11"><text:span text:style-name="T2">}</text:span></text:p>
        <text:p text:style-name="P8"/>
        <text:p text:style-name="P11"><text:span text:style-name="T2">.explanation li {</text:span></text:p>
        <text:p text:style-name="P11"><text:span text:style-name="T2"><text:s text:c="2"/>margin-bottom: 8px;</text:span></text:p>
        <text:p text:style-name="P11"><text:span text:style-name="T2">}</text:span></text:p>
      </text:section>
      <text:p text:style-name="P5"/>
      <text:p text:style-name="P5"/>
      <text:p text:style-name="P11"><text:span text:style-name="T4">Para implementar no Visual Studio Code:</text:span></text:p>
      <text:p text:style-name="P11"><text:span text:style-name="T5">Crie um novo projeto React + TypeScript:</text:span></text:p>
      <text:p text:style-name="P10"/>
      <text:p text:style-name="P11"><text:span text:style-name="T3">npx create-react-app funcoes-puras-demo --template typescript</text:span></text:p>
      <text:p text:style-name="P11"><text:span text:style-name="T3">cd funcoes-puras-demo</text:span></text:p>
      <text:p text:style-name="P9"/>
      <text:p text:style-name="P11"><text:span text:style-name="T5">Execute o projeto:</text:span></text:p>
      <text:p text:style-name="P11"><text:span text:style-name="T3">npm star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1:07:18.239902935</meta:creation-date>
    <dc:date>2025-05-31T11:07:44.514440714</dc:date>
    <meta:editing-duration>PT26S</meta:editing-duration>
    <meta:editing-cycles>1</meta:editing-cycles>
    <meta:document-statistic meta:table-count="0" meta:image-count="0" meta:object-count="0" meta:page-count="2" meta:paragraph-count="133" meta:word-count="387" meta:character-count="3117" meta:non-whitespace-character-count="2648"/>
    <meta:generator>LibreOffice/7.3.7.2$Linux_X86_64 LibreOffice_project/30$Build-2</meta:generator>
  </office:meta>
</office:document-meta>
</file>